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5.09   |   <text:a xlink:type="simple" xlink:href="http://palinfo.habago.org/Entry?Command=Information_PrintForum#FORUM40404"><text:span text:style-name="T1">#</text:span></text:a></text:p>
      <text:p text:style-name="P2">狗狗示威 小豬聲援</text:p>
      <text:p text:style-name="P2">【2005/05/09 民生報】</text:p>
      <text:p text:style-name="P2"/>
      <text:p text:style-name="P2"/>
      <text:p text:style-name="P2">菲律賓首都馬尼拉市以及其地城市8日同步舉行狗狗示威活動，大約有7000隻狗狗和牠們的主人一起走上街頭，抗議人類虐待狗狗。</text:p>
      <text:p text:style-name="P2"/>
      <text:p text:style-name="P2">在菲律賓，許多人視狗肉為美食。馬尼拉一名寵物愛好者帶著兩隻狗與一頭越南豬，參加示威遊行，吸引眾人的目光。這項活動亦打破了規模最大的單一狗狗集會世界紀錄，原紀錄是英國人締造（5000隻狗狗）。</text:p>
      <text:p text:style-name="P2"/>
      <text:p text:style-name="P2">20050509.jpg　</text:p>
      <text:p text:style-name="P2">（法新社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